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fb377" officeooo:paragraph-rsid="001fb377"/>
    </style:style>
    <style:style style:name="P2" style:family="paragraph" style:parent-style-name="Standard">
      <style:text-properties officeooo:rsid="002b8163" officeooo:paragraph-rsid="002b8163"/>
    </style:style>
    <style:style style:name="P3" style:family="paragraph" style:parent-style-name="Text_20_body">
      <style:text-properties officeooo:rsid="001fb377" officeooo:paragraph-rsid="001fb377"/>
    </style:style>
    <style:style style:name="P4" style:family="paragraph" style:parent-style-name="Text_20_body">
      <style:text-properties officeooo:rsid="0020b535" officeooo:paragraph-rsid="0020b535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Unifont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oeut</text:p>
      <text:p text:style-name="P1">aoeutnoeubaonteu</text:p>
      <text:p text:style-name="P1"/>
      <text:p text:style-name="P1">aoteuo oe onte o </text:p>
      <text:p text:style-name="P1"><office:annotation office:name="__Annotation__1_1231285446"><dc:creator>Unknown Author</dc:creator><dc:date>2020-09-25T07:18:07.779749054</dc:date><text:p text:style-name="P5"><text:span text:style-name="T1">do text for I in range(2)</text:span></text:p><text:p text:style-name="P5"><text:span text:style-name="T1"/></text:p></office:annotation>o <text:s/>noeutne ub<office:annotation-end office:name="__Annotation__1_1231285446"/> aoeu</text:p>
      <text:p text:style-name="P1"/>
      <text:p text:style-name="P1">aoeu aaoeu aa<office:annotation><dc:creator>Unknown Author</dc:creator><dc:date>2020-09-25T13:27:12.370253066</dc:date><text:p text:style-name="P5"><text:span text:style-name="T1">do text if person_name == 'bob'</text:span></text:p></office:annotation></text:p>
      <text:p text:style-name="P1"/>
      <text:p text:style-name="P2">peeteris<office:annotation><dc:creator>Unknown Author</dc:creator><dc:date>2020-09-25T13:33:03.983566104</dc:date><text:p text:style-name="P5"><text:span text:style-name="T1">do text if person_name == 'Pēteris Ratnieks'</text:span></text:p></office:annotation></text:p>
      <text:h text:style-name="Heading_20_2" text:outline-level="2">aeu <text:s text:c="3"/>aaa a oeu</text:h>
      <text:p text:style-name="Text_20_body"/>
      <text:p text:style-name="P3">Aaaa <text:s/><text:conditional-text text:condition="ooow:true" text:string-value-if-true="no" text:string-value-if-false="yes">no</text:conditional-text><text:conditional-text text:condition="ooow:true" text:string-value-if-true="no" text:string-value-if-false="yes">no</text:conditional-text><text:conditional-text text:condition="ooow:true" text:string-value-if-true="no" text:string-value-if-false="yes">no</text:conditional-text><text:conditional-text text:condition="ooow:true" text:string-value-if-true="no" text:string-value-if-false="yes">no</text:conditional-text></text:p>
      <text:p text:style-name="P4">My name is <text:conditional-text text:condition="ooow:true" text:string-value-if-true="person_name" text:string-value-if-false="">person_name</text:conditional-tex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5T07:15:42.713099412</meta:creation-date>
    <dc:date>2020-09-25T13:33:11.899006662</dc:date>
    <meta:editing-duration>PT6H7M15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1" meta:paragraph-count="9" meta:word-count="24" meta:character-count="129" meta:non-whitespace-character-count="108"/>
  </office:meta>
</office:document-meta>
</file>